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1df" officeooo:paragraph-rsid="0009c1df"/>
    </style:style>
    <style:style style:name="P2" style:family="paragraph" style:parent-style-name="Standard">
      <style:text-properties officeooo:rsid="000b857e" officeooo:paragraph-rsid="000b857e"/>
    </style:style>
    <style:style style:name="P3" style:family="paragraph" style:parent-style-name="Standard">
      <style:text-properties officeooo:rsid="000d62c5" officeooo:paragraph-rsid="000d62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ys</text:p>
      <text:p text:style-name="P1">import pandas as pd</text:p>
      <text:p text:style-name="P1">import numpy as np</text:p>
      <text:p text:style-name="P1">import scipy.sparse as sparse</text:p>
      <text:p text:style-name="P1">from scipy.sparse.linalg import spsolve</text:p>
      <text:p text:style-name="P1">import random</text:p>
      <text:p text:style-name="P1">import argparse</text:p>
      <text:p text:style-name="P1">from datetime import datetime</text:p>
      <text:p text:style-name="P1"/>
      <text:p text:style-name="P1">from sklearn.preprocessing import MinMaxScaler</text:p>
      <text:p text:style-name="P1"/>
      <text:p text:style-name="P1">import implicit</text:p>
      <text:p text:style-name="P1">raw_data = pd.read_csv('customer_product_count.csv',index_col=False)</text:p>
      <text:p text:style-name="P1">raw_data.head()</text:p>
      <text:p text:style-name="P1">raw_data.info()</text:p>
      <text:p text:style-name="P1"/>
      <text:p text:style-name="P1">data = raw_data.dropna()</text:p>
      <text:p text:style-name="P1">data = data.copy()</text:p>
      <text:p text:style-name="P1"/>
      <text:p text:style-name="P1">data['cat_customer_id'] = data['shopify_customer_id'].astype("category").cat.codes</text:p>
      <text:p text:style-name="P1">data['cat_product_id'] = data['shopify_product_id'].astype("category").cat.codes</text:p>
      <text:p text:style-name="P1"/>
      <text:p text:style-name="P1">data.info()</text:p>
      <text:p text:style-name="P1"/>
      <text:p text:style-name="P1">data.head()</text:p>
      <text:p text:style-name="P1"/>
      <text:p text:style-name="P1">default_start_time = datetime.now()</text:p>
      <text:p text:style-name="P1">start_time = datetime.now()</text:p>
      <text:p text:style-name="P1">sparse_item_user = sparse.csr_matrix((data['purchase_count'].astype(float), (data['cat_product_id'], data['cat_customer_id'])))</text:p>
      <text:p text:style-name="P1">#sparse_user_item = sparse.csr_matrix((data['purchase_count'].astype(float), (data['cat_customer_id'], data['cat_product_id'])))</text:p>
      <text:p text:style-name="P1">print(</text:p>
      <text:p text:style-name="P1"><text:s text:c="12"/>"Time taken for sparse_matrix: %s" % str(</text:p>
      <text:p text:style-name="P1"><text:s text:c="20"/>datetime.now() - start_time</text:p>
      <text:p text:style-name="P1"><text:s text:c="16"/>)[:-3]</text:p>
      <text:p text:style-name="P1"><text:s text:c="12"/>)</text:p>
      <text:p text:style-name="P1"/>
      <text:p text:style-name="P1">sparse_item_user</text:p>
      <text:p text:style-name="P1"/>
      <text:p text:style-name="P1">default_start_time = datetime.now()</text:p>
      <text:p text:style-name="P1">start_time = datetime.now()</text:p>
      <text:p text:style-name="P1">model = implicit.als.AlternatingLeastSquares(factors=70, regularization=0.15, iterations=10)</text:p>
      <text:p text:style-name="P1">print(</text:p>
      <text:p text:style-name="P1"><text:s text:c="12"/>"Time taken for model: %s" % str(</text:p>
      <text:p text:style-name="P1"><text:s text:c="20"/>datetime.now() - start_time</text:p>
      <text:p text:style-name="P1"><text:s text:c="16"/>)[:-3]</text:p>
      <text:p text:style-name="P1"><text:s text:c="12"/>)</text:p>
      <text:p text:style-name="P1"/>
      <text:p text:style-name="P1"><text:soft-page-break/>default_start_time = datetime.now()</text:p>
      <text:p text:style-name="P1">start_time = datetime.now()</text:p>
      <text:p text:style-name="P1">alpha_val = 35</text:p>
      <text:p text:style-name="P1">data_conf = (sparse_item_user * alpha_val).astype('double')</text:p>
      <text:p text:style-name="P1">print(</text:p>
      <text:p text:style-name="P1"><text:s text:c="12"/>"Time taken to convert to pivot table: %s" % str(</text:p>
      <text:p text:style-name="P1"><text:s text:c="20"/>datetime.now() - start_time</text:p>
      <text:p text:style-name="P1"><text:s text:c="16"/>)[:-3]</text:p>
      <text:p text:style-name="P1"><text:s text:c="12"/>)</text:p>
      <text:p text:style-name="P1"/>
      <text:p text:style-name="P1"/>
      <text:p text:style-name="P1">data_conf</text:p>
      <text:p text:style-name="P1"/>
      <text:p text:style-name="P1">default_start_time = datetime.now()</text:p>
      <text:p text:style-name="P1">start_time = datetime.now()</text:p>
      <text:p text:style-name="P1"/>
      <text:p text:style-name="P1">model.fit(data_conf)</text:p>
      <text:p text:style-name="P1"/>
      <text:p text:style-name="P1">print(</text:p>
      <text:p text:style-name="P1"><text:s text:c="12"/>"Time taken to fit the model: %s" % str(</text:p>
      <text:p text:style-name="P1"><text:s text:c="20"/>datetime.now() - start_time</text:p>
      <text:p text:style-name="P1"><text:s text:c="16"/>)[:-3]</text:p>
      <text:p text:style-name="P1"><text:s text:c="12"/>)</text:p>
      <text:p text:style-name="P1"/>
      <text:p text:style-name="P1"/>
      <text:p text:style-name="P1">shopify_product_id = 1842235395</text:p>
      <text:p text:style-name="P1">user_df = data[data['shopify_product_id'] == shopify_product_id]</text:p>
      <text:p text:style-name="P1"/>
      <text:p text:style-name="P1">items = user_df['cat_product_id'].tolist()[0]</text:p>
      <text:p text:style-name="P1">#print(user_id_new)</text:p>
      <text:p text:style-name="P1">#n_similar = 2000</text:p>
      <text:p text:style-name="P1">similar = model.similar_items(items)</text:p>
      <text:p text:style-name="P1">for item in similar:</text:p>
      <text:p text:style-name="P1"><text:s text:c="4"/>idx, score = item</text:p>
      <text:p text:style-name="P1"><text:s text:c="4"/></text:p>
      <text:p text:style-name="P1"><text:s text:c="4"/>print(data.shopify_product_id.loc[data.cat_customer_id == idx].iloc[0],score)</text:p>
      <text:p text:style-name="P1"><text:s text:c="4"/>#print(score)</text:p>
      <text:p text:style-name="P1"><text:s text:c="4"/></text:p>
      <text:p text:style-name="P1"/>
      <text:p text:style-name="P1"/>
      <text:p text:style-name="P2">#######################################################33</text:p>
      <text:p text:style-name="P2">2)recommendation engine creation by using the python</text:p>
      <text:p text:style-name="P2"/>
      <text:p text:style-name="P3">import pandas as pd</text:p>
      <text:p text:style-name="P3">import numpy as np</text:p>
      <text:p text:style-name="P3">from scipy.sparse.linalg import svds</text:p>
      <text:p text:style-name="P3"/>
      <text:p text:style-name="P3">customer_recipes_purchase = pd.read_csv('customer_recipes_purchase_count_new.csv', usecols=['user_id_new','recipe_name','counts'])</text:p>
      <text:p text:style-name="P3"><text:soft-page-break/>customer_recipes_purchase.head()</text:p>
      <text:p text:style-name="P3"/>
      <text:p text:style-name="P3"/>
      <text:p text:style-name="P3">def train_data(purchase_df):</text:p>
      <text:p text:style-name="P3"><text:s text:c="4"/>customer_recipes_pivot = purchase_df.pivot(index='user_id_new', columns='recipe_name', values='counts').fillna(0)</text:p>
      <text:p text:style-name="P3"><text:s text:c="4"/>c_p = customer_recipes_pivot.as_matrix()</text:p>
      <text:p text:style-name="P3"><text:s text:c="4"/>user_purchase_mean = np.mean(c_p, axis = 1)</text:p>
      <text:p text:style-name="P3"><text:s text:c="4"/>c_p_demeaned = c_p - user_purchase_mean.reshape(-1, 1)</text:p>
      <text:p text:style-name="P3"><text:s text:c="4"/>U, sigma, Vt = svds(c_p_demeaned, k = 50)</text:p>
      <text:p text:style-name="P3"><text:s text:c="4"/>sigma = np.diag(sigma)</text:p>
      <text:p text:style-name="P3"><text:s text:c="4"/>all_user_predicted_purchase = np.dot(np.dot(U, sigma), Vt) + user_purchase_mean.reshape(-1, 1)</text:p>
      <text:p text:style-name="P3"><text:s text:c="4"/>preds_df = pd.DataFrame(all_user_predicted_purchase, columns = customer_recipes_pivot.columns)</text:p>
      <text:p text:style-name="P3"><text:s text:c="4"/>return preds_df</text:p>
      <text:p text:style-name="P3"/>
      <text:p text:style-name="P3"/>
      <text:p text:style-name="P3">preds_df = train_data(customer_recipes_purchase)</text:p>
      <text:p text:style-name="P3"/>
      <text:p text:style-name="P3">def recommend_recipes(userID, predictions_recipe, customer_recipes_purchase, num_recommendations=5):</text:p>
      <text:p text:style-name="P3"><text:s text:c="4"/></text:p>
      <text:p text:style-name="P3"><text:s text:c="4"/></text:p>
      <text:p text:style-name="P3"><text:s text:c="4"/>user_row_number = userID - 1</text:p>
      <text:p text:style-name="P3"><text:s text:c="4"/>customer_recipes = pd.DataFrame(customer_recipes_purchase['recipe_name'])</text:p>
      <text:p text:style-name="P3"><text:s text:c="4"/>sorted_user_predictions = predictions_recipe.iloc[user_row_number].sort_values(ascending=False)</text:p>
      <text:p text:style-name="P3"><text:s text:c="4"/></text:p>
      <text:p text:style-name="P3"><text:s text:c="4"/>user_data = customer_recipes_purchase[customer_recipes_purchase.user_id_new == (userID)]</text:p>
      <text:p text:style-name="P3"><text:s text:c="4"/>user_full = (user_data.merge(customer_recipes, how = 'left', left_on = 'recipe_name', right_on = 'recipe_name')</text:p>
      <text:p text:style-name="P3"><text:s text:c="17"/>)</text:p>
      <text:p text:style-name="P3"/>
      <text:p text:style-name="P3"><text:s text:c="4"/></text:p>
      <text:p text:style-name="P3"><text:s text:c="4"/>recommendations = (customer_recipes[~customer_recipes['recipe_name'].isin(user_full['recipe_name'])].</text:p>
      <text:p text:style-name="P3"><text:s text:c="9"/>merge(pd.DataFrame(sorted_user_predictions).reset_index(), how = 'left',</text:p>
      <text:p text:style-name="P3"><text:s text:c="15"/>left_on = 'recipe_name',</text:p>
      <text:p text:style-name="P3"><text:s text:c="15"/>right_on = 'recipe_name').</text:p>
      <text:p text:style-name="P3"><text:s text:c="9"/>rename(columns = {user_row_number: 'Predictions'}).</text:p>
      <text:p text:style-name="P3"><text:s text:c="9"/>sort_values('Predictions', ascending = False))</text:p>
      <text:p text:style-name="P3"><text:s text:c="4"/>recommendations = recommendations.drop_duplicates()</text:p>
      <text:p text:style-name="P3"><text:s text:c="4"/>return recommendations.iloc[:num_recommendations, :-1]</text:p>
      <text:p text:style-name="P3"/>
      <text:p text:style-name="P3"/>
      <text:p text:style-name="P3">predictions = recommend_recipes(10, preds_df, customer_recipes_purchase, num_recommendations=1)</text:p>
      <text:p text:style-name="P3"/>
      <text:p text:style-name="P3">predi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5:10:06.575995584</meta:creation-date>
    <dc:date>2018-07-18T15:14:21.746278505</dc:date>
    <meta:editing-duration>PT4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106" meta:word-count="333" meta:character-count="4313" meta:non-whitespace-character-count="3662"/>
  </office:meta>
</office:document-meta>
</file>